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0.4389in"/>
    </style:style>
    <style:style style:name="Table1.D" style:family="table-column">
      <style:table-column-properties style:column-width="1.1236in"/>
    </style:style>
    <style:style style:name="Table1.E" style:family="table-column">
      <style:table-column-properties style:column-width="1.1903in"/>
    </style:style>
    <style:style style:name="Table1.F" style:family="table-column">
      <style:table-column-properties style:column-width="1.0639in"/>
    </style:style>
    <style:style style:name="Table1.G" style:family="table-column">
      <style:table-column-properties style:column-width="2.0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0.4389in"/>
    </style:style>
    <style:style style:name="Table2.D" style:family="table-column">
      <style:table-column-properties style:column-width="1.1236in"/>
    </style:style>
    <style:style style:name="Table2.E" style:family="table-column">
      <style:table-column-properties style:column-width="1.1903in"/>
    </style:style>
    <style:style style:name="Table2.F" style:family="table-column">
      <style:table-column-properties style:column-width="1.0639in"/>
    </style:style>
    <style:style style:name="Table2.G" style:family="table-column">
      <style:table-column-properties style:column-width="2.0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102a" officeooo:paragraph-rsid="000d102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02a" officeooo:paragraph-rsid="00103c5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d102a" officeooo:paragraph-rsid="000d102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102a" officeooo:paragraph-rsid="000ecdf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d102a" officeooo:paragraph-rsid="00103c5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d102a" officeooo:paragraph-rsid="000d102a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ecdfc"/>
    </style:style>
    <style:style style:name="P9" style:family="paragraph" style:parent-style-name="Table_20_Contents">
      <style:paragraph-properties fo:text-align="start" style:justify-single-word="false"/>
      <style:text-properties officeooo:paragraph-rsid="00103c5d"/>
    </style:style>
    <style:style style:name="P10" style:family="paragraph" style:parent-style-name="Table_20_Contents">
      <style:paragraph-properties fo:text-align="start" style:justify-single-word="false"/>
      <style:text-properties officeooo:rsid="000d102a" officeooo:paragraph-rsid="000d102a"/>
    </style:style>
    <style:style style:name="P11" style:family="paragraph" style:parent-style-name="Table_20_Contents">
      <style:paragraph-properties fo:text-align="start" style:justify-single-word="false"/>
      <style:text-properties officeooo:rsid="000d102a" officeooo:paragraph-rsid="000ecdfc"/>
    </style:style>
    <style:style style:name="P12" style:family="paragraph" style:parent-style-name="Table_20_Contents">
      <style:paragraph-properties fo:text-align="start" style:justify-single-word="false"/>
      <style:text-properties officeooo:rsid="000d102a" officeooo:paragraph-rsid="00103c5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0d102a" officeooo:paragraph-rsid="000d102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0d102a" officeooo:paragraph-rsid="000ecdfc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d102a" officeooo:paragraph-rsid="00103c5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0ecdfc" officeooo:paragraph-rsid="000ecdfc"/>
    </style:style>
    <style:style style:name="P17" style:family="paragraph" style:parent-style-name="Table_20_Contents">
      <style:paragraph-properties fo:text-align="start" style:justify-single-word="false"/>
      <style:text-properties officeooo:rsid="000ecdfc" officeooo:paragraph-rsid="00103c5d"/>
    </style:style>
    <style:style style:name="P18" style:family="paragraph" style:parent-style-name="Table_20_Contents">
      <style:paragraph-properties fo:text-align="start" style:justify-single-word="false"/>
      <style:text-properties officeooo:rsid="00103c5d" officeooo:paragraph-rsid="00103c5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JetBrains Mono" fo:font-size="9.80000019073486pt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JetBrains Mono" fo:font-size="9.80000019073486pt" fo:font-weight="normal" officeooo:rsid="000d102a" officeooo:paragraph-rsid="00103c5d" style:font-size-asian="10.5pt" style:font-weight-asian="normal" style:font-size-complex="12pt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JetBrains Mono" fo:font-size="9.80000019073486pt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paragraph-rsid="000d102a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bold" officeooo:paragraph-rsid="0015016a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bold" officeooo:rsid="000d102a" officeooo:paragraph-rsid="000d102a" style:font-weight-asian="bold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bold" officeooo:rsid="000d102a" officeooo:paragraph-rsid="0015016a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bold" officeooo:rsid="001110a9" officeooo:paragraph-rsid="001110a9" style:font-size-asian="10.5pt" style:font-weight-asian="bold" style:font-size-complex="12pt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fo:font-weight="bold" officeooo:rsid="001110a9" officeooo:paragraph-rsid="0015016a" style:font-size-asian="10.5pt" style:font-weight-asian="bold" style:font-size-complex="12pt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bold" officeooo:rsid="000d102a" officeooo:paragraph-rsid="00103c5d" style:font-size-asian="10.5pt" style:font-weight-asian="bold" style:font-size-complex="12pt" style:font-weight-complex="bold"/>
    </style:style>
    <style:style style:name="P30" style:family="paragraph" style:parent-style-name="Standard" style:list-style-name="L8">
      <style:paragraph-properties fo:text-align="start" style:justify-single-word="false"/>
      <style:text-properties fo:font-size="12pt" fo:font-weight="bold" officeooo:rsid="000d102a" officeooo:paragraph-rsid="0015016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d102a" officeooo:paragraph-rsid="0015016a" style:font-size-asian="10.5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font-weight="normal" officeooo:rsid="000d102a" officeooo:paragraph-rsid="000d102a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fo:font-weight="normal" officeooo:rsid="000d102a" officeooo:paragraph-rsid="000ecdfc" style:font-size-asian="10.5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font-weight="normal" officeooo:rsid="000d102a" officeooo:paragraph-rsid="0015016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d102a" officeooo:paragraph-rsid="0015016a" style:font-size-asian="10.5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fo:font-size="12pt" fo:font-weight="normal" officeooo:rsid="00155730" officeooo:paragraph-rsid="0015016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5pt" fo:font-weight="bold" officeooo:rsid="000d102a" officeooo:paragraph-rsid="0015016a" style:font-size-asian="15pt" style:font-weight-asian="bold" style:font-size-complex="15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d102a" officeooo:paragraph-rsid="0015016a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rsid="000d102a" officeooo:paragraph-rsid="0015016a"/>
    </style:style>
    <style:style style:name="P40" style:family="paragraph" style:parent-style-name="Table_20_Contents">
      <style:paragraph-properties fo:text-align="start" style:justify-single-word="false"/>
      <style:text-properties officeooo:paragraph-rsid="0015016a"/>
    </style:style>
    <style:style style:name="P41" style:family="paragraph" style:parent-style-name="Table_20_Contents">
      <style:paragraph-properties fo:text-align="start" style:justify-single-word="false"/>
      <style:text-properties officeooo:rsid="00155730" officeooo:paragraph-rsid="0015016a"/>
    </style:style>
    <style:style style:name="P42" style:family="paragraph" style:parent-style-name="Table_20_Contents">
      <style:paragraph-properties fo:text-align="start" style:justify-single-word="false"/>
      <style:text-properties officeooo:rsid="000ecdfc" officeooo:paragraph-rsid="0015016a"/>
    </style:style>
    <style:style style:name="P43" style:family="paragraph" style:parent-style-name="Preformatted_20_Text">
      <style:paragraph-properties fo:text-align="start" style:justify-single-word="false"/>
      <style:text-properties fo:font-size="12pt" fo:font-weight="normal" officeooo:rsid="000d102a" officeooo:paragraph-rsid="0015016a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JetBrains Mono" fo:font-size="9.80000019073486pt" fo:font-weight="normal" officeooo:rsid="000d102a" officeooo:paragraph-rsid="0015016a" style:font-size-asian="10.5pt" style:font-weight-asian="normal" style:font-size-complex="12pt" style:font-weight-complex="normal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JetBrains Mono" fo:font-size="9.80000019073486pt" officeooo:paragraph-rsid="0015016a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5016a"/>
    </style:style>
    <style:style style:name="P4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JetBrains Mono" fo:font-size="9.80000019073486pt" officeooo:paragraph-rsid="0015016a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110a9" style:font-size-asian="10.5pt" style:font-size-complex="12pt"/>
    </style:style>
    <style:style style:name="T3" style:family="text">
      <style:text-properties fo:font-size="12pt" officeooo:rsid="000d102a" style:font-size-asian="10.5pt" style:font-size-complex="12pt"/>
    </style:style>
    <style:style style:name="T4" style:family="text">
      <style:text-properties officeooo:rsid="000ecdfc"/>
    </style:style>
    <style:style style:name="T5" style:family="text">
      <style:text-properties officeooo:rsid="00103c5d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JetBrains Mono" fo:font-size="9.80000019073486pt" fo:font-weight="bold"/>
    </style:style>
    <style:style style:name="T9" style:family="text">
      <style:text-properties style:font-name="JetBrains Mono" fo:font-size="9.80000019073486pt"/>
    </style:style>
    <style:style style:name="T10" style:family="text">
      <style:text-properties fo:color="#660e7a" style:font-name="JetBrains Mono" fo:font-size="9.80000019073486pt" fo:font-weight="bold"/>
    </style:style>
    <style:style style:name="T11" style:family="text">
      <style:text-properties fo:color="#660e7a" fo:font-weight="bold"/>
    </style:style>
    <style:style style:name="T12" style:family="text">
      <style:text-properties fo:color="#0000ff" style:font-name="JetBrains Mono" fo:font-size="9.80000019073486pt"/>
    </style:style>
    <style:style style:name="T13" style:family="text">
      <style:text-properties officeooo:rsid="001293be"/>
    </style:style>
    <style:style style:name="T14" style:family="text">
      <style:text-properties officeooo:rsid="001557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Data Modeling</text:p>
      <text:p text:style-name="P37"/>
      <text:list xml:id="list157201262" text:style-name="L4">
        <text:list-item>
          <text:p text:style-name="P24"><text:span text:style-name="T2">Conceptual</text:span><text:span text:style-name="T3"> Data Model:</text:span></text:p>
        </text:list-item>
      </text:list>
      <text:p text:style-name="P35"/>
      <text:list xml:id="list200226093136559" text:continue-numbering="true" text:style-name="L4">
        <text:list-item>
          <text:p text:style-name="P26"><text:span text:style-name="T2">Logical</text:span><text:span text:style-name="T1"> Data Model:</text:span></text:p>
        </text:list-item>
      </text:list>
      <text:p text:style-name="P31"/>
      <text:p text:style-name="P31"/>
      <text:list xml:id="list200226063522542" text:continue-numbering="true" text:style-name="L4">
        <text:list-item>
          <text:p text:style-name="P28">Physical Data Model:</text:p>
        </text:list-item>
      </text:list>
      <text:list xml:id="list1234479860" text:style-name="L7">
        <text:list-item>
          <text:p text:style-name="P34"><text:span text:style-name="T14">DockStation</text:span> 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8">#</text:p>
          </table:table-cell>
          <table:table-cell table:style-name="Table1.A1" office:value-type="string">
            <text:p text:style-name="P38">PK</text:p>
          </table:table-cell>
          <table:table-cell table:style-name="Table1.A1" office:value-type="string">
            <text:p text:style-name="P38">FK</text:p>
          </table:table-cell>
          <table:table-cell table:style-name="Table1.A1" office:value-type="string">
            <text:p text:style-name="P38">Column Name</text:p>
          </table:table-cell>
          <table:table-cell table:style-name="Table1.A1" office:value-type="string">
            <text:p text:style-name="P38">Data type</text:p>
          </table:table-cell>
          <table:table-cell table:style-name="Table1.A1" office:value-type="string">
            <text:p text:style-name="P38">Mandatory</text:p>
          </table:table-cell>
          <table:table-cell table:style-name="Table1.G1" office:value-type="string">
            <text:p text:style-name="P38">Description</text:p>
          </table:table-cell>
        </table:table-row>
        <table:table-row>
          <table:table-cell table:style-name="Table1.A2" office:value-type="string">
            <text:p text:style-name="P39">1.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39">Id</text:p>
          </table:table-cell>
          <table:table-cell table:style-name="Table1.A2" office:value-type="string">
            <text:p text:style-name="P39">Integer</text:p>
          </table:table-cell>
          <table:table-cell table:style-name="Table1.A2" office:value-type="string">
            <text:p text:style-name="P39">Yes</text:p>
          </table:table-cell>
          <table:table-cell table:style-name="Table1.G2" office:value-type="string">
            <text:p text:style-name="P39">ID, auto increment</text:p>
          </table:table-cell>
        </table:table-row>
        <table:table-row>
          <table:table-cell table:style-name="Table1.A2" office:value-type="string">
            <text:p text:style-name="P39">2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1">Name</text:p>
          </table:table-cell>
          <table:table-cell table:style-name="Table1.A2" office:value-type="string">
            <text:p text:style-name="P39">VARCHAR</text:p>
          </table:table-cell>
          <table:table-cell table:style-name="Table1.A2" office:value-type="string">
            <text:p text:style-name="P39">Yes</text:p>
          </table:table-cell>
          <table:table-cell table:style-name="Table1.G2" office:value-type="string">
            <text:p text:style-name="P41">Name of dock</text:p>
          </table:table-cell>
        </table:table-row>
        <table:table-row>
          <table:table-cell table:style-name="Table1.A2" office:value-type="string">
            <text:p text:style-name="P39">3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1">area</text:p>
          </table:table-cell>
          <table:table-cell table:style-name="Table1.A2" office:value-type="string">
            <text:p text:style-name="P39">VARCHAR</text:p>
          </table:table-cell>
          <table:table-cell table:style-name="Table1.A2" office:value-type="string">
            <text:p text:style-name="P39">Yes</text:p>
          </table:table-cell>
          <table:table-cell table:style-name="Table1.G2" office:value-type="string">
            <text:p text:style-name="P41">Area of the dock</text:p>
          </table:table-cell>
        </table:table-row>
        <table:table-row>
          <table:table-cell table:style-name="Table1.A2" office:value-type="string">
            <text:p text:style-name="P39">4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1">size</text:p>
          </table:table-cell>
          <table:table-cell table:style-name="Table1.A2" office:value-type="string">
            <text:p text:style-name="P39">Integer</text:p>
          </table:table-cell>
          <table:table-cell table:style-name="Table1.A2" office:value-type="string">
            <text:p text:style-name="P39">Yes </text:p>
          </table:table-cell>
          <table:table-cell table:style-name="Table1.G2" office:value-type="string">
            <text:p text:style-name="P41">Max size of dock</text:p>
          </table:table-cell>
        </table:table-row>
        <table:table-row>
          <table:table-cell table:style-name="Table1.A2" office:value-type="string">
            <text:p text:style-name="P41">5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1">Address</text:p>
          </table:table-cell>
          <table:table-cell table:style-name="Table1.A2" office:value-type="string">
            <text:p text:style-name="P39">VARCHAR</text:p>
          </table:table-cell>
          <table:table-cell table:style-name="Table1.A2" office:value-type="string">
            <text:p text:style-name="P41">Yes</text:p>
          </table:table-cell>
          <table:table-cell table:style-name="Table1.G2" office:value-type="string">
            <text:p text:style-name="P41">Address of dock</text:p>
          </table:table-cell>
        </table:table-row>
      </table:table>
      <text:p text:style-name="P35"/>
      <text:list xml:id="list200224778071013" text:continue-numbering="true" text:style-name="L7">
        <text:list-item>
          <text:p text:style-name="P36">BikeInDock</text:p>
        </text:list-item>
      </text:list>
      <text:p text:style-name="P3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8">#</text:p>
          </table:table-cell>
          <table:table-cell table:style-name="Table2.A1" office:value-type="string">
            <text:p text:style-name="P38">PK</text:p>
          </table:table-cell>
          <table:table-cell table:style-name="Table2.A1" office:value-type="string">
            <text:p text:style-name="P38">FK</text:p>
          </table:table-cell>
          <table:table-cell table:style-name="Table2.A1" office:value-type="string">
            <text:p text:style-name="P38">Column Name</text:p>
          </table:table-cell>
          <table:table-cell table:style-name="Table2.A1" office:value-type="string">
            <text:p text:style-name="P38">Data type</text:p>
          </table:table-cell>
          <table:table-cell table:style-name="Table2.A1" office:value-type="string">
            <text:p text:style-name="P38">Mandatory</text:p>
          </table:table-cell>
          <table:table-cell table:style-name="Table2.G1" office:value-type="string">
            <text:p text:style-name="P38">Description</text:p>
          </table:table-cell>
        </table:table-row>
        <table:table-row>
          <table:table-cell table:style-name="Table2.A2" office:value-type="string">
            <text:p text:style-name="P39">1.</text:p>
          </table:table-cell>
          <table:table-cell table:style-name="Table2.A2" office:value-type="string">
            <text:p text:style-name="P39">x</text:p>
          </table:table-cell>
          <table:table-cell table:style-name="Table2.A2" office:value-type="string">
            <text:p text:style-name="P41">x</text:p>
          </table:table-cell>
          <table:table-cell table:style-name="Table2.A2" office:value-type="string">
            <text:p text:style-name="P41">BikeId</text:p>
          </table:table-cell>
          <table:table-cell table:style-name="Table2.A2" office:value-type="string">
            <text:p text:style-name="P39">Integer</text:p>
          </table:table-cell>
          <table:table-cell table:style-name="Table2.A2" office:value-type="string">
            <text:p text:style-name="P39">Yes</text:p>
          </table:table-cell>
          <table:table-cell table:style-name="Table2.G2" office:value-type="string">
            <text:p text:style-name="P41">Bike Id</text:p>
          </table:table-cell>
        </table:table-row>
        <table:table-row>
          <table:table-cell table:style-name="Table2.A2" office:value-type="string">
            <text:p text:style-name="P39">2.</text:p>
          </table:table-cell>
          <table:table-cell table:style-name="Table2.A2" office:value-type="string">
            <text:p text:style-name="P41">x</text:p>
          </table:table-cell>
          <table:table-cell table:style-name="Table2.A2" office:value-type="string">
            <text:p text:style-name="P42">x</text:p>
          </table:table-cell>
          <table:table-cell table:style-name="Table2.A2" office:value-type="string">
            <text:p text:style-name="P41">DockId</text:p>
          </table:table-cell>
          <table:table-cell table:style-name="Table2.A2" office:value-type="string">
            <text:p text:style-name="P39">Integer</text:p>
          </table:table-cell>
          <table:table-cell table:style-name="Table2.A2" office:value-type="string">
            <text:p text:style-name="P39">Yes</text:p>
          </table:table-cell>
          <table:table-cell table:style-name="Table2.G2" office:value-type="string">
            <text:p text:style-name="P41">Dock Id</text:p>
          </table:table-cell>
        </table:table-row>
      </table:table>
      <text:list xml:id="list200225096270090" text:continue-numbering="true" text:style-name="L7">
        <text:list-header>
          <text:p text:style-name="P34"/>
        </text:list-header>
      </text:list>
      <text:list xml:id="list3568224823" text:style-name="L8">
        <text:list-item>
          <text:p text:style-name="P30"><text:span text:style-name="T13">Database Script: </text:span><text:s/></text:p>
        </text:list-item>
      </text:list>
      <text:p text:style-name="P31"/>
      <text:p text:style-name="P44"><text:span text:style-name="T7">create table </text:span>"ecoBikeSystem"."DockStation"</text:p>
      <text:p text:style-name="P45">(</text:p>
      <text:p text:style-name="P46"><text:s text:c="3"/><text:span text:style-name="T10">id </text:span><text:span text:style-name="T8">serial not null</text:span><text:span text:style-name="T9">,</text:span></text:p>
      <text:p text:style-name="P46"><text:s text:c="3"/><text:span text:style-name="T10">name </text:span><text:span text:style-name="T8">VARCHAR not null</text:span><text:span text:style-name="T9">,</text:span></text:p>
      <text:p text:style-name="P46"><text:s text:c="3"/><text:span text:style-name="T10">area </text:span><text:span text:style-name="T8">VARCHAR not null</text:span><text:span text:style-name="T9">,</text:span></text:p>
      <text:p text:style-name="P46"><text:s text:c="3"/><text:span text:style-name="T10">size </text:span><text:span text:style-name="T8">int not null</text:span><text:span text:style-name="T9">,</text:span></text:p>
      <text:p text:style-name="P46"><text:s text:c="3"/><text:span text:style-name="T10">address </text:span><text:span text:style-name="T8">VARCHAR not null</text:span></text:p>
      <text:p text:style-name="P45">);</text:p>
      <text:p text:style-name="P45"><text:span text:style-name="T7">create unique index </text:span>dockstation_id_uindex</text:p>
      <text:p text:style-name="P46"><text:s text:c="3"/><text:span text:style-name="T8">on </text:span><text:span text:style-name="T9">"ecoBikeSystem"."DockStation" (</text:span><text:span text:style-name="T10">id</text:span><text:span text:style-name="T9">);</text:span></text:p>
      <text:p text:style-name="P45"><text:span text:style-name="T7">alter table </text:span>"ecoBikeSystem"."DockStation"</text:p>
      <text:p text:style-name="P46"><text:s text:c="3"/><text:span text:style-name="T8">add constraint </text:span><text:span text:style-name="T9">dockstation_pk</text:span></text:p>
      <text:p text:style-name="P46"><text:s text:c="6"/><text:span text:style-name="T8">primary key </text:span><text:span text:style-name="T9">(</text:span><text:span text:style-name="T10">id</text:span><text:span text:style-name="T9">);</text:span></text:p>
      <text:p text:style-name="P45"><text:span text:style-name="T7">create table </text:span>"ecoBikeSystem"."Bike"</text:p>
      <text:p text:style-name="P45">(</text:p>
      <text:p text:style-name="P46"><text:s text:c="3"/><text:span text:style-name="T10">id </text:span><text:span text:style-name="T8">serial not null</text:span><text:span text:style-name="T9">,</text:span></text:p>
      <text:p text:style-name="P46"><text:s text:c="3"/><text:span text:style-name="T10">barcode </text:span><text:span text:style-name="T8">VARCHAR not null</text:span><text:span text:style-name="T9">,</text:span></text:p>
      <text:p text:style-name="P46"><text:s text:c="3"/><text:span text:style-name="T10">color </text:span><text:span text:style-name="T8">VARCHAR not null</text:span><text:span text:style-name="T9">,</text:span></text:p>
      <text:p text:style-name="P46"><text:s text:c="3"/><text:span text:style-name="T10">category </text:span><text:span text:style-name="T8">VARCHAR not null</text:span><text:span text:style-name="T9">,</text:span></text:p>
      <text:p text:style-name="P46"><text:s text:c="3"/><text:span text:style-name="T10">"bikeValue" </text:span><text:span text:style-name="T8">float not null</text:span><text:span text:style-name="T9">,</text:span></text:p>
      <text:p text:style-name="P46"><text:s text:c="3"/><text:span text:style-name="T10">"baseRentAmount" </text:span><text:span text:style-name="T8">float not null</text:span><text:span text:style-name="T9">,</text:span></text:p>
      <text:p text:style-name="P46"><text:s text:c="3"/><text:span text:style-name="T10">"additionalRentAmount" </text:span><text:span text:style-name="T8">float not null</text:span><text:span text:style-name="T9">,</text:span></text:p>
      <text:p text:style-name="P46"><text:s text:c="3"/><text:span text:style-name="T10">lock </text:span><text:span text:style-name="T8">BOOLEAN default FALSE not null</text:span></text:p>
      <text:p text:style-name="P45">);</text:p>
      <text:p text:style-name="P45"><text:span text:style-name="T7">create unique index </text:span>bike_barcode_uindex</text:p>
      <text:p text:style-name="P46"><text:s text:c="3"/><text:span text:style-name="T8">on </text:span><text:span text:style-name="T9">"ecoBikeSystem"."Bike" (</text:span><text:span text:style-name="T10">barcode</text:span><text:span text:style-name="T9">);</text:span></text:p>
      <text:p text:style-name="P45"><text:span text:style-name="T7">create unique index </text:span>bike_id_uindex</text:p>
      <text:p text:style-name="P46"><text:s text:c="3"/><text:span text:style-name="T8">on </text:span><text:span text:style-name="T9">"ecoBikeSystem"."Bike" (</text:span><text:span text:style-name="T10">id</text:span><text:span text:style-name="T9">);</text:span></text:p>
      <text:p text:style-name="P45"><text:soft-page-break/><text:span text:style-name="T7">alter table </text:span>"ecoBikeSystem"."Bike"</text:p>
      <text:p text:style-name="P46"><text:s text:c="3"/><text:span text:style-name="T8">add constraint </text:span><text:span text:style-name="T9">bike_pk</text:span></text:p>
      <text:p text:style-name="P46"><text:s text:c="6"/><text:span text:style-name="T8">primary key </text:span><text:span text:style-name="T9">(</text:span><text:span text:style-name="T10">id</text:span><text:span text:style-name="T9">);</text:span></text:p>
      <text:p text:style-name="P45"><text:span text:style-name="T7">create table </text:span>"ecoBikeSystem"."BikeInDock"</text:p>
      <text:p text:style-name="P45">(</text:p>
      <text:p text:style-name="P46"><text:s text:c="3"/><text:span text:style-name="T10">"BikeId" </text:span><text:span text:style-name="T8">int not null</text:span></text:p>
      <text:p text:style-name="P46"><text:span text:style-name="T6"><text:s text:c="6"/></text:span><text:span text:style-name="T8">constraint </text:span><text:span text:style-name="T9">bikeindock_bike_id_fk</text:span></text:p>
      <text:p text:style-name="P46"><text:s text:c="9"/><text:span text:style-name="T8">references </text:span><text:span text:style-name="T9">"ecoBikeSystem"."Bike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10">"DockId" </text:span><text:span text:style-name="T8">int not null</text:span></text:p>
      <text:p text:style-name="P46"><text:span text:style-name="T6"><text:s text:c="6"/></text:span><text:span text:style-name="T8">constraint </text:span><text:span text:style-name="T9">bikeindock_dockstation_id_fk</text:span></text:p>
      <text:p text:style-name="P46"><text:s text:c="9"/><text:span text:style-name="T8">references </text:span><text:span text:style-name="T9">"ecoBikeSystem"."DockStation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8">constraint </text:span><text:span text:style-name="T9">bikeindock_pk</text:span></text:p>
      <text:p text:style-name="P46"><text:s text:c="6"/><text:span text:style-name="T8">primary key </text:span><text:span text:style-name="T9">(</text:span><text:span text:style-name="T10">"BikeId"</text:span><text:span text:style-name="T9">, </text:span><text:span text:style-name="T10">"DockId"</text:span><text:span text:style-name="T9">)</text:span></text:p>
      <text:p text:style-name="P45">);</text:p>
      <text:p text:style-name="P45"><text:span text:style-name="T7">create table </text:span>"ecoBikeSystem"."Payment"</text:p>
      <text:p text:style-name="P45">(</text:p>
      <text:p text:style-name="P46"><text:s text:c="3"/><text:span text:style-name="T10">id </text:span><text:span text:style-name="T8">serial not null</text:span><text:span text:style-name="T9">,</text:span></text:p>
      <text:p text:style-name="P46"><text:s text:c="3"/><text:span text:style-name="T10">"rentalCode" </text:span><text:span text:style-name="T8">VARCHAR not null</text:span><text:span text:style-name="T9">,</text:span></text:p>
      <text:p text:style-name="P46"><text:s text:c="3"/><text:span text:style-name="T10">"deductAmount" </text:span><text:span text:style-name="T8">float not null</text:span><text:span text:style-name="T9">,</text:span></text:p>
      <text:p text:style-name="P46"><text:s text:c="3"/><text:span text:style-name="T10">"depositAmount" </text:span><text:span text:style-name="T8">float not null</text:span><text:span text:style-name="T9">,</text:span></text:p>
      <text:p text:style-name="P46"><text:s text:c="3"/><text:span text:style-name="T10">"startRentTime" </text:span><text:span text:style-name="T8">TIMESTAMP not null</text:span><text:span text:style-name="T9">,</text:span></text:p>
      <text:p text:style-name="P46"><text:s text:c="3"/><text:span text:style-name="T10">"endRentTime" </text:span><text:span text:style-name="T8">TIMESTAMP not null</text:span><text:span text:style-name="T9">,</text:span></text:p>
      <text:p text:style-name="P46"><text:s text:c="3"/><text:span text:style-name="T10">status </text:span><text:span text:style-name="T8">int not null</text:span></text:p>
      <text:p text:style-name="P45">);</text:p>
      <text:p text:style-name="P45"><text:span text:style-name="T7">create unique index </text:span>payment_id_uindex</text:p>
      <text:p text:style-name="P46"><text:s text:c="3"/><text:span text:style-name="T8">on </text:span><text:span text:style-name="T9">"ecoBikeSystem"."Payment" (</text:span><text:span text:style-name="T10">id</text:span><text:span text:style-name="T9">);</text:span></text:p>
      <text:p text:style-name="P45"><text:span text:style-name="T7">create unique index </text:span>payment_rentalcode_uindex</text:p>
      <text:p text:style-name="P46"><text:s text:c="3"/><text:span text:style-name="T8">on </text:span><text:span text:style-name="T9">"ecoBikeSystem"."Payment" (</text:span><text:span text:style-name="T10">"rentalCode"</text:span><text:span text:style-name="T9">);</text:span></text:p>
      <text:p text:style-name="P45"><text:span text:style-name="T7">alter table </text:span>"ecoBikeSystem"."Payment"</text:p>
      <text:p text:style-name="P46"><text:s text:c="3"/><text:span text:style-name="T8">add constraint </text:span><text:span text:style-name="T9">payment_pk</text:span></text:p>
      <text:p text:style-name="P46"><text:s text:c="6"/><text:span text:style-name="T8">primary key </text:span><text:span text:style-name="T9">(</text:span><text:span text:style-name="T10">id</text:span><text:span text:style-name="T9">);</text:span></text:p>
      <text:p text:style-name="P45"><text:span text:style-name="T7">create table </text:span>"ecoBikeSystem"."PaymentBike"</text:p>
      <text:p text:style-name="P45">(</text:p>
      <text:p text:style-name="P46"><text:s text:c="3"/><text:span text:style-name="T10">"PaymentId" </text:span><text:span text:style-name="T8">int not null</text:span></text:p>
      <text:p text:style-name="P46"><text:span text:style-name="T6"><text:s text:c="6"/></text:span><text:span text:style-name="T8">constraint </text:span><text:span text:style-name="T9">paymentbike_payment_id_fk</text:span></text:p>
      <text:p text:style-name="P46"><text:s text:c="9"/><text:span text:style-name="T8">references </text:span><text:span text:style-name="T9">"ecoBikeSystem"."Payment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10">"BikeId" </text:span><text:span text:style-name="T8">int not null</text:span></text:p>
      <text:p text:style-name="P46"><text:span text:style-name="T6"><text:s text:c="6"/></text:span><text:span text:style-name="T8">constraint </text:span><text:span text:style-name="T9">paymentbike_bike_id_fk</text:span></text:p>
      <text:p text:style-name="P46"><text:s text:c="9"/><text:span text:style-name="T8">references </text:span><text:span text:style-name="T9">"ecoBikeSystem"."Bike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8">constraint </text:span><text:span text:style-name="T9">paymentbike_pk</text:span></text:p>
      <text:p text:style-name="P46"><text:s text:c="6"/><text:span text:style-name="T8">primary key </text:span><text:span text:style-name="T9">(</text:span><text:span text:style-name="T10">"PaymentId"</text:span><text:span text:style-name="T9">, </text:span><text:span text:style-name="T10">"BikeId"</text:span><text:span text:style-name="T9">)</text:span></text:p>
      <text:p text:style-name="P45">);</text:p>
      <text:p text:style-name="P45"><text:span text:style-name="T7">create table </text:span>"ecoBikeSystem"."Card"</text:p>
      <text:p text:style-name="P45">(</text:p>
      <text:p text:style-name="P46"><text:s text:c="3"/><text:span text:style-name="T10">id </text:span><text:span text:style-name="T8">serial not null</text:span><text:span text:style-name="T9">,</text:span></text:p>
      <text:p text:style-name="P46"><text:s text:c="3"/><text:span text:style-name="T10">"cardCode" </text:span><text:span text:style-name="T8">int not null</text:span><text:span text:style-name="T9">,</text:span></text:p>
      <text:p text:style-name="P46"><text:s text:c="3"/><text:span text:style-name="T10">"cardName" </text:span><text:span text:style-name="T8">VARCHAR not null</text:span><text:span text:style-name="T9">,</text:span></text:p>
      <text:p text:style-name="P46"><text:s text:c="3"/><text:span text:style-name="T10">"dateExpired" </text:span><text:span text:style-name="T8">VARCHAR not null</text:span><text:span text:style-name="T9">,</text:span></text:p>
      <text:p text:style-name="P46"><text:s text:c="3"/><text:span text:style-name="T10">"cvvCode" </text:span><text:span text:style-name="T8">int not null</text:span></text:p>
      <text:p text:style-name="P45">);</text:p>
      <text:p text:style-name="P45"><text:span text:style-name="T7">create unique index </text:span>card_cardcode_uindex</text:p>
      <text:p text:style-name="P46"><text:s text:c="3"/><text:span text:style-name="T8">on </text:span><text:span text:style-name="T9">"ecoBikeSystem"."Card" (</text:span><text:span text:style-name="T10">"cardCode"</text:span><text:span text:style-name="T9">);</text:span></text:p>
      <text:p text:style-name="P45"><text:span text:style-name="T7">create unique index </text:span>card_id_uindex</text:p>
      <text:p text:style-name="P46"><text:s text:c="3"/><text:span text:style-name="T8">on </text:span><text:span text:style-name="T9">"ecoBikeSystem"."Card" (</text:span><text:span text:style-name="T10">id</text:span><text:span text:style-name="T9">);</text:span></text:p>
      <text:p text:style-name="P45"><text:span text:style-name="T7">alter table </text:span>"ecoBikeSystem"."Card"</text:p>
      <text:p text:style-name="P46"><text:s text:c="3"/><text:span text:style-name="T8">add constraint </text:span><text:span text:style-name="T9">card_pk</text:span></text:p>
      <text:p text:style-name="P46"><text:s text:c="6"/><text:span text:style-name="T8">primary key </text:span><text:span text:style-name="T9">(</text:span><text:span text:style-name="T10">id</text:span><text:span text:style-name="T9">);</text:span></text:p>
      <text:p text:style-name="P45"><text:soft-page-break/><text:span text:style-name="T7">create table </text:span>"ecoBikeSystem"."PaymentCard"</text:p>
      <text:p text:style-name="P45">(</text:p>
      <text:p text:style-name="P46"><text:s text:c="3"/><text:span text:style-name="T10">"PaymentId" </text:span><text:span text:style-name="T8">int not null</text:span></text:p>
      <text:p text:style-name="P46"><text:span text:style-name="T6"><text:s text:c="6"/></text:span><text:span text:style-name="T8">constraint </text:span><text:span text:style-name="T9">paymentcard_payment_id_fk</text:span></text:p>
      <text:p text:style-name="P46"><text:s text:c="9"/><text:span text:style-name="T8">references </text:span><text:span text:style-name="T9">"ecoBikeSystem"."Payment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10">"CardId" </text:span><text:span text:style-name="T8">int not null</text:span></text:p>
      <text:p text:style-name="P46"><text:span text:style-name="T6"><text:s text:c="6"/></text:span><text:span text:style-name="T8">constraint </text:span><text:span text:style-name="T9">paymentcard_card_id_fk</text:span></text:p>
      <text:p text:style-name="P46"><text:s text:c="9"/><text:span text:style-name="T8">references </text:span><text:span text:style-name="T9">"ecoBikeSystem"."Card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8">constraint </text:span><text:span text:style-name="T9">paymentcard_pk</text:span></text:p>
      <text:p text:style-name="P46"><text:s text:c="6"/><text:span text:style-name="T8">primary key </text:span><text:span text:style-name="T9">(</text:span><text:span text:style-name="T10">"PaymentId"</text:span><text:span text:style-name="T9">, </text:span><text:span text:style-name="T10">"CardId"</text:span><text:span text:style-name="T9">)</text:span></text:p>
      <text:p text:style-name="P45">);</text:p>
      <text:p text:style-name="P45"><text:span text:style-name="T7">create table </text:span>"ecoBikeSystem"."Ebike"</text:p>
      <text:p text:style-name="P45">(</text:p>
      <text:p text:style-name="P46"><text:s text:c="3"/><text:span text:style-name="T10">id </text:span><text:span text:style-name="T8">int not null</text:span></text:p>
      <text:p text:style-name="P46"><text:span text:style-name="T6"><text:s text:c="6"/></text:span><text:span text:style-name="T8">constraint </text:span><text:span text:style-name="T9">ebike_pk</text:span></text:p>
      <text:p text:style-name="P46"><text:s text:c="9"/><text:span text:style-name="T8">primary key</text:span></text:p>
      <text:p text:style-name="P46"><text:span text:style-name="T6"><text:s text:c="6"/></text:span><text:span text:style-name="T8">constraint </text:span><text:span text:style-name="T9">ebike_bike_id_fk</text:span></text:p>
      <text:p text:style-name="P46"><text:s text:c="9"/><text:span text:style-name="T8">references </text:span><text:span text:style-name="T9">"ecoBikeSystem"."Bike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10">battery </text:span><text:span text:style-name="T8">int not null</text:span></text:p>
      <text:p text:style-name="P45">);</text:p>
      <text:p text:style-name="P45"><text:span text:style-name="T7">create table </text:span>"ecoBikeSystem"."TwinEbike"</text:p>
      <text:p text:style-name="P45">(</text:p>
      <text:p text:style-name="P46"><text:s text:c="3"/><text:span text:style-name="T10">id </text:span><text:span text:style-name="T8">int not null</text:span></text:p>
      <text:p text:style-name="P46"><text:span text:style-name="T6"><text:s text:c="6"/></text:span><text:span text:style-name="T8">constraint </text:span><text:span text:style-name="T9">twinebike_pk</text:span></text:p>
      <text:p text:style-name="P46"><text:s text:c="9"/><text:span text:style-name="T8">primary key</text:span></text:p>
      <text:p text:style-name="P46"><text:span text:style-name="T6"><text:s text:c="6"/></text:span><text:span text:style-name="T8">constraint </text:span><text:span text:style-name="T9">twinebike_bike_id_fk</text:span></text:p>
      <text:p text:style-name="P46"><text:s text:c="9"/><text:span text:style-name="T8">references </text:span><text:span text:style-name="T9">"ecoBikeSystem"."Bike"</text:span></text:p>
      <text:p text:style-name="P46"><text:s text:c="12"/><text:span text:style-name="T8">on update cascade on delete cascade</text:span><text:span text:style-name="T9">,</text:span></text:p>
      <text:p text:style-name="P46"><text:s text:c="3"/><text:span text:style-name="T10">battery </text:span><text:span text:style-name="T8">int not null</text:span></text:p>
      <text:p text:style-name="P45">);</text:p>
      <text:p text:style-name="P45"><text:span text:style-name="T7">create table </text:span>"ecoBikeSystem"."Standardbike"</text:p>
      <text:p text:style-name="P45">(</text:p>
      <text:p text:style-name="P46"><text:s text:c="3"/><text:span text:style-name="T10">id </text:span><text:span text:style-name="T8">int not null</text:span></text:p>
      <text:p text:style-name="P46"><text:span text:style-name="T6"><text:s text:c="6"/></text:span><text:span text:style-name="T8">constraint </text:span><text:span text:style-name="T9">standardbike_pk</text:span></text:p>
      <text:p text:style-name="P46"><text:s text:c="9"/><text:span text:style-name="T8">primary key</text:span></text:p>
      <text:p text:style-name="P46"><text:span text:style-name="T6"><text:s text:c="6"/></text:span><text:span text:style-name="T8">constraint </text:span><text:span text:style-name="T9">standardbike_bike_id_fk</text:span></text:p>
      <text:p text:style-name="P46"><text:s text:c="9"/><text:span text:style-name="T8">references </text:span><text:span text:style-name="T9">"ecoBikeSystem"."Bike"</text:span></text:p>
      <text:p text:style-name="P46"><text:s text:c="12"/><text:span text:style-name="T8">on update cascade on delete cascade</text:span></text:p>
      <text:p text:style-name="P45">);</text:p>
      <text:p text:style-name="P45"><text:span text:style-name="T7">create table </text:span>"ecoBikeSystem"."Twinbike"</text:p>
      <text:p text:style-name="P45">(</text:p>
      <text:p text:style-name="P46"><text:s text:c="3"/><text:span text:style-name="T10">id </text:span><text:span text:style-name="T8">int not null</text:span></text:p>
      <text:p text:style-name="P46"><text:span text:style-name="T6"><text:s text:c="6"/></text:span><text:span text:style-name="T8">constraint </text:span><text:span text:style-name="T9">twinbike_pk</text:span></text:p>
      <text:p text:style-name="P46"><text:s text:c="9"/><text:span text:style-name="T8">primary key</text:span></text:p>
      <text:p text:style-name="P46"><text:span text:style-name="T6"><text:s text:c="6"/></text:span><text:span text:style-name="T8">constraint </text:span><text:span text:style-name="T9">twinbike_bike_id_fk</text:span></text:p>
      <text:p text:style-name="P46"><text:s text:c="9"/><text:span text:style-name="T8">references </text:span><text:span text:style-name="T9">"ecoBikeSystem"."Bike"</text:span></text:p>
      <text:p text:style-name="P46"><text:s text:c="12"/><text:span text:style-name="T8">on update cascade on delete cascade</text:span></text:p>
      <text:p text:style-name="P47">);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9:24:31.405590555</meta:creation-date>
    <meta:generator>LibreOffice/6.0.7.3$Linux_X86_64 LibreOffice_project/00m0$Build-3</meta:generator>
    <dc:date>2020-11-21T20:02:24.423389369</dc:date>
    <meta:editing-duration>PT34M44S</meta:editing-duration>
    <meta:editing-cycles>6</meta:editing-cycles>
    <meta:document-statistic meta:table-count="2" meta:image-count="0" meta:object-count="0" meta:page-count="3" meta:paragraph-count="202" meta:word-count="518" meta:character-count="4479" meta:non-whitespace-character-count="3640"/>
  </office:meta>
</office:document-meta>
</file>